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0pt" fo:font-weight="bold" officeooo:rsid="000235be" officeooo:paragraph-rsid="000235be"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6pt" fo:font-weight="normal" officeooo:rsid="0002837d" officeooo:paragraph-rsid="0002837d"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26pt" fo:font-weight="bold" officeooo:rsid="000235be" officeooo:paragraph-rsid="000235be" style:font-size-asian="26pt" style:font-weight-asian="bold" style:font-size-complex="26pt" style:font-weight-complex="bold"/>
    </style:style>
    <style:style style:name="P4" style:family="paragraph" style:parent-style-name="Standard">
      <style:paragraph-properties fo:text-align="start" style:justify-single-word="false"/>
      <style:text-properties fo:font-size="16pt" fo:font-weight="normal" officeooo:rsid="0003c0bd" officeooo:paragraph-rsid="0003c0bd"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3fe4b" officeooo:paragraph-rsid="0003fe4b"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4a956" officeooo:paragraph-rsid="0004a956"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f0540" officeooo:paragraph-rsid="000f0540"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1028c4" officeooo:paragraph-rsid="001028c4"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bold" officeooo:rsid="00195182" officeooo:paragraph-rsid="00195182" style:font-size-asian="16pt" style:font-weight-asian="bold" style:font-size-complex="16pt" style:font-weight-complex="bold"/>
    </style:style>
    <style:style style:name="P10" style:family="paragraph" style:parent-style-name="Standard" style:list-style-name="L3">
      <style:paragraph-properties fo:text-align="start" style:justify-single-word="false"/>
      <style:text-properties officeooo:paragraph-rsid="000f0540"/>
    </style:style>
    <style:style style:name="P11" style:family="paragraph" style:parent-style-name="Standard">
      <style:paragraph-properties fo:text-align="start" style:justify-single-word="false"/>
      <style:text-properties fo:font-size="15pt" fo:font-weight="normal" officeooo:rsid="000f0540" officeooo:paragraph-rsid="000f0540"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7fa32" officeooo:paragraph-rsid="0017fa32"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26444" officeooo:paragraph-rsid="00126444"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185e48" officeooo:paragraph-rsid="00185e48"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0be144" officeooo:paragraph-rsid="000be144"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0a9114" officeooo:paragraph-rsid="000cf959"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03c0bd" officeooo:paragraph-rsid="0003c0bd"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1ff8f0" officeooo:paragraph-rsid="001ff8f0" style:font-size-asian="15pt" style:font-weight-asian="normal" style:font-size-complex="15pt" style:font-weight-complex="normal"/>
    </style:style>
    <style:style style:name="P19" style:family="paragraph" style:parent-style-name="Standard" style:list-style-name="L7">
      <style:paragraph-properties fo:text-align="start" style:justify-single-word="false"/>
      <style:text-properties fo:font-size="15pt" fo:font-weight="normal" officeooo:rsid="001ff8f0" officeooo:paragraph-rsid="001ff8f0" style:font-size-asian="15pt" style:font-weight-asian="normal" style:font-size-complex="15pt" style:font-weight-complex="normal"/>
    </style:style>
    <style:style style:name="P20" style:family="paragraph" style:parent-style-name="Standard" style:list-style-name="L7">
      <style:paragraph-properties fo:text-align="start" style:justify-single-word="false"/>
      <style:text-properties fo:font-size="15pt" fo:font-weight="normal" officeooo:rsid="0020edb3" officeooo:paragraph-rsid="0020edb3"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215f64" officeooo:paragraph-rsid="00215f64" style:font-size-asian="15pt" style:font-weight-asian="normal" style:font-size-complex="15pt" style:font-weight-complex="normal"/>
    </style:style>
    <style:style style:name="P22" style:family="paragraph" style:parent-style-name="Standard" style:list-style-name="L8">
      <style:paragraph-properties fo:text-align="start" style:justify-single-word="false"/>
      <style:text-properties fo:font-size="15pt" fo:font-weight="normal" officeooo:rsid="00215f64" officeooo:paragraph-rsid="00215f64"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bold" officeooo:rsid="00109bb3" officeooo:paragraph-rsid="00109bb3"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195182" officeooo:paragraph-rsid="00195182"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0a9114" officeooo:paragraph-rsid="000a9114"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1e3a36" officeooo:paragraph-rsid="001e3a36" style:font-size-asian="15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1ff8f0" officeooo:paragraph-rsid="001ff8f0" style:font-size-asian="15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bold" officeooo:rsid="00215f64" officeooo:paragraph-rsid="00215f64" style:font-size-asian="15pt" style:font-weight-asian="bold" style:font-size-complex="15pt" style:font-weight-complex="bold"/>
    </style:style>
    <style:style style:name="P29" style:family="paragraph" style:parent-style-name="Standard">
      <style:paragraph-properties fo:text-align="start" style:justify-single-word="false"/>
      <style:text-properties fo:font-size="14pt" fo:font-weight="normal" officeooo:rsid="001a1435" officeooo:paragraph-rsid="001a1435" style:font-size-asian="14pt" style:font-weight-asian="normal" style:font-size-complex="14pt" style:font-weight-complex="normal"/>
    </style:style>
    <style:style style:name="P30" style:family="paragraph" style:parent-style-name="Standard" style:list-style-name="L5">
      <style:paragraph-properties fo:text-align="start" style:justify-single-word="false"/>
      <style:text-properties fo:font-size="14pt" fo:font-weight="normal" officeooo:rsid="001501c7" officeooo:paragraph-rsid="001501c7" style:font-size-asian="14pt" style:font-weight-asian="normal" style:font-size-complex="14pt" style:font-weight-complex="normal"/>
    </style:style>
    <style:style style:name="P31" style:family="paragraph" style:parent-style-name="Standard" style:list-style-name="L5">
      <style:paragraph-properties fo:text-align="start" style:justify-single-word="false"/>
      <style:text-properties fo:font-size="14pt" fo:font-weight="normal" officeooo:rsid="0015b8d1" officeooo:paragraph-rsid="0015b8d1" style:font-size-asian="14pt" style:font-weight-asian="normal" style:font-size-complex="14pt" style:font-weight-complex="normal"/>
    </style:style>
    <style:style style:name="P32" style:family="paragraph" style:parent-style-name="Standard" style:list-style-name="L5">
      <style:paragraph-properties fo:text-align="start" style:justify-single-word="false"/>
      <style:text-properties fo:font-size="14pt" fo:font-weight="normal" officeooo:rsid="00162d9c" officeooo:paragraph-rsid="00162d9c"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62d9c" officeooo:paragraph-rsid="00162d9c" style:font-size-asian="14pt" style:font-weight-asian="normal" style:font-size-complex="14pt" style:font-weight-complex="normal"/>
    </style:style>
    <style:style style:name="P34" style:family="paragraph" style:parent-style-name="Standard" style:list-style-name="L4">
      <style:paragraph-properties fo:text-align="start" style:justify-single-word="false"/>
      <style:text-properties fo:font-size="14pt" fo:font-weight="normal" officeooo:rsid="000f0540" officeooo:paragraph-rsid="000f0540" style:font-size-asian="14pt" style:font-weight-asian="normal" style:font-size-complex="14pt" style:font-weight-complex="normal"/>
    </style:style>
    <style:style style:name="P35" style:family="paragraph" style:parent-style-name="Standard" style:list-style-name="L4">
      <style:paragraph-properties fo:text-align="start" style:justify-single-word="false"/>
      <style:text-properties fo:font-size="14pt" fo:font-weight="normal" officeooo:rsid="001028c4" officeooo:paragraph-rsid="001028c4" style:font-size-asian="14pt" style:font-weight-asian="normal" style:font-size-complex="14pt" style:font-weight-complex="normal"/>
    </style:style>
    <style:style style:name="P36" style:family="paragraph" style:parent-style-name="Standard" style:list-style-name="L6">
      <style:paragraph-properties fo:text-align="start" style:justify-single-word="false"/>
      <style:text-properties fo:font-size="14pt" fo:font-weight="normal" officeooo:rsid="00185e48" officeooo:paragraph-rsid="00185e48" style:font-size-asian="14pt" style:font-weight-asian="normal" style:font-size-complex="14pt" style:font-weight-complex="normal"/>
    </style:style>
    <style:style style:name="P37" style:family="paragraph" style:parent-style-name="Standard" style:list-style-name="L3">
      <style:paragraph-properties fo:text-align="start" style:justify-single-word="false"/>
      <style:text-properties fo:font-size="14pt" fo:font-weight="normal" officeooo:rsid="000be144" officeooo:paragraph-rsid="000be144"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04a956" officeooo:paragraph-rsid="0004a956"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03fe4b" officeooo:paragraph-rsid="0003fe4b"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02837d" officeooo:paragraph-rsid="0002837d"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1e3a36" officeooo:paragraph-rsid="001e3a3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22108a" officeooo:paragraph-rsid="0022108a" style:font-size-asian="14pt" style:font-weight-asian="normal" style:font-size-complex="14pt" style:font-weight-complex="normal"/>
    </style:style>
    <style:style style:name="P43" style:family="paragraph" style:parent-style-name="Standard" style:list-style-name="L3">
      <style:paragraph-properties fo:text-align="start" style:justify-single-word="false"/>
      <style:text-properties fo:font-size="14pt" officeooo:paragraph-rsid="000f0540" style:font-size-asian="14pt" style:font-size-complex="14pt"/>
    </style:style>
    <style:style style:name="P44" style:family="paragraph" style:parent-style-name="Standard">
      <style:paragraph-properties fo:text-align="start" style:justify-single-word="false"/>
      <style:text-properties fo:font-size="14pt" fo:font-weight="bold" officeooo:rsid="001e3a36" officeooo:paragraph-rsid="001e3a36"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officeooo:rsid="0022108a" officeooo:paragraph-rsid="0022108a"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5b3eb"/>
    </style:style>
    <style:style style:name="T3" style:family="text">
      <style:text-properties fo:font-size="18pt" fo:font-weight="bold" officeooo:rsid="0003c0b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size="16pt" fo:font-weight="bold" officeooo:rsid="000f0540" style:font-size-asian="16pt" style:font-weight-asian="bold" style:font-size-complex="16pt" style:font-weight-complex="bold"/>
    </style:style>
    <style:style style:name="T6" style:family="text">
      <style:text-properties officeooo:rsid="00126444"/>
    </style:style>
    <style:style style:name="T7" style:family="text">
      <style:text-properties officeooo:rsid="00132823"/>
    </style:style>
    <style:style style:name="T8" style:family="text">
      <style:text-properties officeooo:rsid="0015b8d1"/>
    </style:style>
    <style:style style:name="T9" style:family="text">
      <style:text-properties fo:font-weight="normal" style:font-weight-asian="normal" style:font-weight-complex="normal"/>
    </style:style>
    <style:style style:name="T10" style:family="text">
      <style:text-properties fo:font-weight="normal" officeooo:rsid="000be144" style:font-weight-asian="normal" style:font-weight-complex="normal"/>
    </style:style>
    <style:style style:name="T11" style:family="text">
      <style:text-properties officeooo:rsid="001b5b8b"/>
    </style:style>
    <style:style style:name="T12" style:family="text">
      <style:text-properties fo:font-size="15pt" style:font-size-asian="15pt" style:font-size-complex="15pt"/>
    </style:style>
    <style:style style:name="T13" style:family="text">
      <style:text-properties fo:font-size="14pt" style:font-size-asian="14pt" style:font-size-complex="14pt"/>
    </style:style>
    <style:style style:name="T14" style:family="text">
      <style:text-properties officeooo:rsid="00205a49"/>
    </style:style>
    <style:style style:name="T15" style:family="text">
      <style:text-properties officeooo:rsid="0022f3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7"/></text:p>
      <text:p text:style-name="P3"><text:span text:style-name="T4">Bright Takyi</text:span><text:line-break/></text:p>
      <text:p text:style-name="P40">Address: A18/19 Zodiac</text:p>
      <text:p text:style-name="P40">Accra,Dansoman</text:p>
      <text:p text:style-name="P40">Ghana.</text:p>
      <text:p text:style-name="P2"><text:span text:style-name="T13">Email: </text:span><text:a xlink:type="simple" xlink:href="mailto:btakyi464@gmail.com" text:style-name="Internet_20_link" text:visited-style-name="Visited_20_Internet_20_Link"><text:span text:style-name="T13">btakyi464@gmail.com</text:span></text:a></text:p>
      <text:p text:style-name="P2"><text:span text:style-name="T13">Linkedin: </text:span><text:a xlink:type="simple" xlink:href="https://www.linkedin.com/in/bright-takyi-670b41a9" text:style-name="Internet_20_link" text:visited-style-name="Visited_20_Internet_20_Link"><text:span text:style-name="T13">https://www.linkedin.com/in/bright-takyi-670b41a9</text:span></text:a></text:p>
      <text:p text:style-name="P40">Contact: +233 555 711 812 / <text:span text:style-name="T6">0501429618</text:span></text:p>
      <text:p text:style-name="P40"/>
      <text:p text:style-name="P4"/>
      <text:p text:style-name="P4"/>
      <text:p text:style-name="P17"><text:span text:style-name="T1"><text:s/>SUMMARY</text:span></text:p>
      <text:p text:style-name="P5"><text:span text:style-name="T3"/></text:p>
      <text:p text:style-name="P39">A balanced, highly capable and technically minded young graduate who works both on own initiative and in small teams and groups, within and outside academic and technical environment.</text:p>
      <text:p text:style-name="P39"/>
      <text:p text:style-name="P38">Having graduated, I would like to gain further scientific experience in a post-graduate or research role. <text:span text:style-name="T2">In addition to gaining work experience and professional development in a laboratory and research environment, my aim is to make early contribution with motivated approach and commitment to quality.</text:span></text:p>
      <text:p text:style-name="P6"/>
      <text:p text:style-name="P25">EXPERIENCE </text:p>
      <text:p text:style-name="P16"><text:span text:style-name="T1">Ghana Space Science and Technology Institute,</text:span></text:p>
      <text:p text:style-name="P16"><text:span text:style-name="T1"><text:s/>Kwabenya – TRAINEE</text:span></text:p>
      <text:p text:style-name="P15">September 2018 - present</text:p>
      <text:list xml:id="list54983554" text:style-name="L3">
        <text:list-item>
          <text:p text:style-name="P37">Data collection </text:p>
        </text:list-item>
        <text:list-item>
          <text:p text:style-name="P37">Data cleaning</text:p>
        </text:list-item>
        <text:list-item>
          <text:p text:style-name="P37">Data preprocessing </text:p>
        </text:list-item>
        <text:list-item>
          <text:p text:style-name="P43"><text:span text:style-name="T10"><text:s/>Data visualization</text:span></text:p>
          <text:p text:style-name="P10"><text:span text:style-name="T5"/></text:p>
        </text:list-item>
      </text:list>
      <text:p text:style-name="P14"><text:span text:style-name="T1">GHANA PLANETARIUM – VOLUNTEER</text:span></text:p>
      <text:p text:style-name="P14">July 2017 – August 2017</text:p>
      <text:list xml:id="list3264445076" text:style-name="L6">
        <text:list-item>
          <text:p text:style-name="P36">Teaching about the Solar System</text:p>
        </text:list-item>
      </text:list>
      <text:p text:style-name="P7"><text:span text:style-name="T1"/></text:p>
      <text:p text:style-name="P11"><text:span text:style-name="T1">ACCELERATION DEPARTMENT, GHANA ATOMIC ENERGY COMMISSION – INTERN</text:span></text:p>
      <text:p text:style-name="P13">August 2017 – October 2017</text:p>
      <text:list xml:id="list3231408351" text:style-name="L4">
        <text:list-item>
          <text:p text:style-name="P34">Designing scientific artifacts graphically for creation using COMSOL</text:p>
        </text:list-item>
        <text:list-item>
          <text:p text:style-name="P35">Writing <text:s/>research thesis with <text:span text:style-name="T7">Latex.</text:span></text:p>
        </text:list-item>
      </text:list>
      <text:p text:style-name="P8"><text:soft-page-break/></text:p>
      <text:p text:style-name="P23">ELECTORAL COMMISSION GHANA – ABLEKUMAH CONSTITUENCY – <text:span text:style-name="T7">VERIFICATION OFFICER</text:span></text:p>
      <text:p text:style-name="P12">July 2016 – August 2016</text:p>
      <text:list xml:id="list1789646691" text:style-name="L5">
        <text:list-item>
          <text:p text:style-name="P30">Verifying voter’s Identification card <text:span text:style-name="T8">with a verification machine</text:span></text:p>
        </text:list-item>
        <text:list-item>
          <text:p text:style-name="P31">Implementing security rules and guidelines to protect sensitive data</text:p>
        </text:list-item>
        <text:list-item>
          <text:p text:style-name="P32">Filing of forms for lost voter’s Identification card’s for replacement</text:p>
        </text:list-item>
      </text:list>
      <text:p text:style-name="P33"/>
      <text:p text:style-name="P24">EDUCATION</text:p>
      <text:p text:style-name="P9"><text:span text:style-name="T9"><text:s/></text:span><text:span text:style-name="T12"><text:s/>Kwame Nkrumah University of Science and Technology, </text:span></text:p>
      <text:p text:style-name="P24">Kumasi – B<text:span text:style-name="T11">S</text:span>c Physics (Computing)</text:p>
      <text:p text:style-name="P29">August 2014 – July 2018</text:p>
      <text:p text:style-name="P29"/>
      <text:p text:style-name="P44">St. John’s School, Sekondi – West African Senior School</text:p>
      <text:p text:style-name="P44">Certificate Examination</text:p>
      <text:p text:style-name="P41">September 2009 – June 2013</text:p>
      <text:p text:style-name="P41"/>
      <text:p text:style-name="P45"><text:s/>Project</text:p>
      <text:p text:style-name="P42">Design and Coding First Aid Web Application – A first aid web application which is used to assist students and staff of the Kwame Nkrumah University of Science and Technology during emergencies. The first aid web application was designed with Hypertext markup language (HTML), Cascading Style Sheet (CSS) and JavaScript.</text:p>
      <text:p text:style-name="P26"/>
      <text:p text:style-name="P27">SKILLS</text:p>
      <text:list xml:id="list1388735868" text:style-name="L7">
        <text:list-item>
          <text:p text:style-name="P19">Python <text:span text:style-name="T14">for data analysis</text:span></text:p>
        </text:list-item>
        <text:list-item>
          <text:p text:style-name="P20">OpenCV for image processing</text:p>
        </text:list-item>
        <text:list-item>
          <text:p text:style-name="P19">Linux operating System</text:p>
        </text:list-item>
        <text:list-item>
          <text:p text:style-name="P19">Problem – Solving</text:p>
        </text:list-item>
      </text:list>
      <text:p text:style-name="P18"/>
      <text:p text:style-name="P28">ACHIEVEMENT</text:p>
      <text:p text:style-name="P28"><text:span text:style-name="T13">Publishing;</text:span></text:p>
      <text:list xml:id="list645467328" text:style-name="L8">
        <text:list-item>
          <text:p text:style-name="P22"><text:span text:style-name="T13">Denoising Holographic measurement of primary beam.</text:span></text:p>
          <text:p text:style-name="P22"><text:span text:style-name="T13">Part 1: A singular value decomposition approach</text:span></text:p>
        </text:list-item>
      </text:list>
      <text:p text:style-name="P21"><text:span text:style-name="T13">Link to paper:</text:span></text:p>
      <text:p text:style-name="P21"><text:a xlink:type="simple" xlink:href="https://iopscience.iop.org/article/10.1088/1748-0221/15/04/P04020" text:style-name="Internet_20_link" text:visited-style-name="Visited_20_Internet_20_Link"><text:span text:style-name="T13">https://iopscience.iop.org/article/10.1088/1748-0221/15/04/P04020</text:span></text:a></text:p>
      <text:p text:style-name="P21"><text:span text:style-name="T13"/></text:p>
      <text:p text:style-name="P28">LANGUAGE</text:p>
      <text:p text:style-name="P21">English and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8:08:44.248842534</meta:creation-date>
    <dc:date>2020-06-30T20:14:51.543177370</dc:date>
    <meta:editing-duration>PT4H28M51S</meta:editing-duration>
    <meta:editing-cycles>33</meta:editing-cycles>
    <meta:generator>LibreOffice/6.0.7.3$Linux_X86_64 LibreOffice_project/00m0$Build-3</meta:generator>
    <meta:document-statistic meta:table-count="0" meta:image-count="0" meta:object-count="0" meta:page-count="2" meta:paragraph-count="54" meta:word-count="321" meta:character-count="2329" meta:non-whitespace-character-count="2024"/>
  </office:meta>
</office:document-meta>
</file>